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  <style:text-properties style:font-name="Courier 10 Pitch" fo:font-size="10pt" style:font-size-asian="10pt" style:font-size-complex="10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8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Courier 10 Pitch" fo:font-size="10pt" fo:background-color="#e6e6ff" style:font-size-asian="10pt" style:font-size-complex="10pt"/>
    </style:style>
    <style:style style:name="P10" style:family="paragraph" style:parent-style-name="Standard">
      <style:paragraph-properties fo:margin-left="2.196cm" fo:margin-right="0cm" fo:text-align="justify" style:justify-single-word="false" fo:text-indent="0cm" style:auto-text-indent="false"/>
    </style:style>
    <style:style style:name="P11" style:family="paragraph" style:parent-style-name="Text_20_body">
      <style:paragraph-properties fo:margin-left="2.223cm" fo:margin-right="0cm" fo:text-align="justify" style:justify-single-word="false" fo:text-indent="0cm" style:auto-text-indent="false"/>
    </style:style>
    <style:style style:name="P12" style:family="paragraph" style:parent-style-name="Text_20_body">
      <style:paragraph-properties fo:margin-left="2.249cm" fo:margin-right="0cm" fo:text-align="justify" style:justify-single-word="false" fo:text-indent="0cm" style:auto-text-indent="false"/>
    </style:style>
    <style:style style:name="P13" style:family="paragraph" style:parent-style-name="Text_20_body">
      <style:paragraph-properties fo:margin-left="2.249cm" fo:margin-right="0cm" fo:text-align="justify" style:justify-single-word="false" fo:text-indent="0cm" style:auto-text-indent="false"/>
      <style:text-properties style:font-name="Nimbus Roman No9 L" fo:font-size="14pt" fo:background-color="#ffffff" style:font-size-asian="14pt" style:font-size-complex="14pt"/>
    </style:style>
    <style:style style:name="P14" style:family="paragraph" style:parent-style-name="Text_20_body">
      <style:paragraph-properties fo:margin-left="2.249cm" fo:margin-right="0cm" fo:text-align="justify" style:justify-single-word="false" fo:text-indent="0cm" style:auto-text-indent="false" fo:break-before="page"/>
      <style:text-properties style:font-name="Nimbus Roman No9 L" fo:font-size="14pt" fo:background-color="#ffffff" style:font-size-asian="14pt" style:font-size-complex="14pt"/>
    </style:style>
    <style:style style:name="P15" style:family="paragraph" style:parent-style-name="Text_20_body">
      <style:paragraph-properties fo:margin-left="1.535cm" fo:margin-right="0cm" fo:text-align="justify" style:justify-single-word="false" fo:text-indent="-0.053cm" style:auto-text-indent="false">
        <style:tab-stops/>
      </style:paragraph-properties>
    </style:style>
    <style:style style:name="P16" style:family="paragraph" style:parent-style-name="Text_20_body">
      <style:paragraph-properties fo:margin-left="1.535cm" fo:margin-right="0cm" fo:text-align="justify" style:justify-single-word="false" fo:text-indent="-0.053cm" style:auto-text-indent="false">
        <style:tab-stops/>
      </style:paragraph-properties>
      <style:text-properties style:font-name="Courier 10 Pitch" fo:font-size="10pt" fo:background-color="#e6e6e6" style:font-size-asian="10pt" style:font-size-complex="10pt"/>
    </style:style>
    <style:style style:name="P17" style:family="paragraph" style:parent-style-name="Text_20_body">
      <style:paragraph-properties fo:margin-left="1.535cm" fo:margin-right="0cm" fo:text-align="justify" style:justify-single-word="false" fo:text-indent="-0.053cm" style:auto-text-indent="false">
        <style:tab-stops/>
      </style:paragraph-properties>
      <style:text-properties style:font-name="Nimbus Roman No9 L" fo:font-size="14pt" fo:background-color="#ffffff" style:font-size-asian="14pt" style:font-size-complex="14pt"/>
    </style:style>
    <style:style style:name="P18" style:family="paragraph" style:parent-style-name="Text_20_body">
      <style:paragraph-properties fo:margin-left="4.26cm" fo:margin-right="0cm" fo:text-align="justify" style:justify-single-word="false" fo:text-indent="0cm" style:auto-text-indent="false"/>
      <style:text-properties style:font-name="Courier 10 Pitch" fo:font-size="10pt" fo:background-color="#e6e6e6" style:font-size-asian="10pt" style:font-size-complex="10pt"/>
    </style:style>
    <style:style style:name="P19" style:family="paragraph" style:parent-style-name="Standard" style:list-style-name="L1">
      <style:paragraph-properties fo:margin-left="2.223cm" fo:margin-right="0cm" fo:text-align="justify" style:justify-single-word="false" fo:text-indent="0cm" style:auto-text-indent="false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Text_20_body" style:list-style-name="L6">
      <style:paragraph-properties fo:text-align="justify" style:justify-single-word="false"/>
      <style:text-properties style:font-name="DejaVu Sans Mono1" fo:font-size="10pt" style:font-size-asian="10pt" style:font-size-complex="10pt"/>
    </style:style>
    <style:style style:name="P22" style:family="paragraph" style:parent-style-name="Text_20_body" style:list-style-name="L2">
      <style:paragraph-properties fo:margin-left="1.508cm" fo:margin-right="0cm" fo:text-align="justify" style:justify-single-word="false" fo:text-indent="0cm" style:auto-text-indent="false">
        <style:tab-stops/>
      </style:paragraph-properties>
      <style:text-properties style:font-name="Courier 10 Pitch" fo:font-size="10pt" fo:background-color="#e6e6e6" style:font-size-asian="10pt" style:font-size-complex="10pt"/>
    </style:style>
    <style:style style:name="P23" style:family="paragraph" style:parent-style-name="Text_20_body">
      <style:paragraph-properties fo:margin-left="2.249cm" fo:margin-right="0cm" fo:text-align="justify" style:justify-single-word="false" fo:text-indent="0cm" style:auto-text-indent="false"/>
    </style:style>
    <style:style style:name="P24" style:family="paragraph" style:parent-style-name="Text_20_body" style:list-style-name="L3">
      <style:paragraph-properties fo:margin-left="2.249cm" fo:margin-right="0cm" fo:text-align="justify" style:justify-single-word="false" fo:text-indent="0cm" style:auto-text-indent="false">
        <style:tab-stops>
          <style:tab-stop style:position="0.714cm"/>
        </style:tab-stops>
      </style:paragraph-properties>
    </style:style>
    <style:style style:name="P25" style:family="paragraph" style:parent-style-name="Text_20_body" style:list-style-name="L11">
      <style:paragraph-properties fo:margin-left="2.249cm" fo:margin-right="0cm" fo:text-align="justify" style:justify-single-word="false" fo:text-indent="0cm" style:auto-text-indent="false"/>
    </style:style>
    <style:style style:name="P26" style:family="paragraph" style:parent-style-name="Text_20_body">
      <style:paragraph-properties fo:margin-left="2.249cm" fo:margin-right="0cm" fo:text-align="justify" style:justify-single-word="false" fo:text-indent="0cm" style:auto-text-indent="false"/>
      <style:text-properties style:font-name="Nimbus Roman No9 L" fo:font-size="14pt" fo:background-color="#ffffff" style:font-size-asian="14pt" style:font-size-complex="14pt"/>
    </style:style>
    <style:style style:name="P27" style:family="paragraph" style:parent-style-name="Text_20_body">
      <style:paragraph-properties fo:margin-left="2.223cm" fo:margin-right="0cm" fo:text-align="justify" style:justify-single-word="false" fo:text-indent="0cm" style:auto-text-indent="false"/>
    </style:style>
    <style:style style:name="P28" style:family="paragraph" style:parent-style-name="Text_20_body" style:list-style-name="L4">
      <style:paragraph-properties fo:margin-left="2.223cm" fo:margin-right="0cm" fo:text-align="justify" style:justify-single-word="false" fo:text-indent="0cm" style:auto-text-indent="false">
        <style:tab-stops>
          <style:tab-stop style:position="0.741cm"/>
        </style:tab-stops>
      </style:paragraph-properties>
    </style:style>
    <style:style style:name="P29" style:family="paragraph" style:parent-style-name="Text_20_body" style:list-style-name="L5">
      <style:paragraph-properties fo:margin-left="2.223cm" fo:margin-right="0cm" fo:text-align="justify" style:justify-single-word="false" fo:text-indent="0cm" style:auto-text-indent="false">
        <style:tab-stops>
          <style:tab-stop style:position="0.741cm"/>
        </style:tab-stops>
      </style:paragraph-properties>
    </style:style>
    <style:style style:name="P30" style:family="paragraph" style:parent-style-name="Text_20_body" style:list-style-name="L7">
      <style:paragraph-properties fo:margin-left="2.223cm" fo:margin-right="0cm" fo:text-align="justify" style:justify-single-word="false" fo:text-indent="0cm" style:auto-text-indent="false">
        <style:tab-stops>
          <style:tab-stop style:position="0.741cm"/>
        </style:tab-stops>
      </style:paragraph-properties>
    </style:style>
    <style:style style:name="P31" style:family="paragraph" style:parent-style-name="Text_20_body" style:list-style-name="L8">
      <style:paragraph-properties fo:margin-left="2.223cm" fo:margin-right="0cm" fo:text-align="justify" style:justify-single-word="false" fo:text-indent="0cm" style:auto-text-indent="false">
        <style:tab-stops>
          <style:tab-stop style:position="0.741cm"/>
        </style:tab-stops>
      </style:paragraph-properties>
    </style:style>
    <style:style style:name="P32" style:family="paragraph" style:parent-style-name="Text_20_body">
      <style:paragraph-properties fo:margin-left="1.535cm" fo:margin-right="0cm" fo:text-align="justify" style:justify-single-word="false" fo:text-indent="-0.053cm" style:auto-text-indent="false">
        <style:tab-stops/>
      </style:paragraph-properties>
      <style:text-properties style:font-name="Courier 10 Pitch" fo:font-size="10pt" fo:background-color="#e6e6e6" style:font-size-asian="10pt" style:font-size-complex="10pt"/>
    </style:style>
    <style:style style:name="P33" style:family="paragraph" style:parent-style-name="Text_20_body">
      <style:paragraph-properties fo:margin-left="1.535cm" fo:margin-right="0cm" fo:text-align="justify" style:justify-single-word="false" fo:text-indent="-0.053cm" style:auto-text-indent="false">
        <style:tab-stops/>
      </style:paragraph-properties>
      <style:text-properties style:font-name="Nimbus Roman No9 L" fo:font-size="14pt" fo:background-color="#ffffff" style:font-size-asian="14pt" style:font-size-complex="14pt"/>
    </style:style>
    <style:style style:name="P34" style:family="paragraph" style:parent-style-name="Text_20_body">
      <style:paragraph-properties fo:margin-left="1.535cm" fo:margin-right="0cm" fo:text-align="justify" style:justify-single-word="false" fo:text-indent="-0.053cm" style:auto-text-indent="false">
        <style:tab-stops/>
      </style:paragraph-properties>
      <style:text-properties style:font-name="Nimbus Roman No9 L" fo:font-size="12pt" fo:background-color="#e6e6e6" style:font-size-asian="12pt" style:font-size-complex="12pt"/>
    </style:style>
    <style:style style:name="P35" style:family="paragraph" style:parent-style-name="Text_20_body">
      <style:paragraph-properties fo:margin-left="1.535cm" fo:margin-right="0cm" fo:text-align="justify" style:justify-single-word="false" fo:text-indent="-0.053cm" style:auto-text-indent="false">
        <style:tab-stops/>
      </style:paragraph-properties>
    </style:style>
    <style:style style:name="P36" style:family="paragraph" style:parent-style-name="Text_20_body">
      <style:paragraph-properties fo:margin-left="1.535cm" fo:margin-right="0cm" fo:text-align="justify" style:justify-single-word="false" fo:text-indent="-0.053cm" style:auto-text-indent="false" fo:background-color="#e6e6e6">
        <style:tab-stops/>
        <style:background-image/>
      </style:paragraph-properties>
      <style:text-properties style:font-name="Courier 10 Pitch" fo:font-size="10pt" fo:background-color="#e6e6e6" style:font-size-asian="10pt" style:font-size-complex="10pt"/>
    </style:style>
    <style:style style:name="P37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38" style:family="paragraph" style:parent-style-name="Text_20_body" style:list-style-name="L10">
      <style:paragraph-properties fo:margin-left="0cm" fo:margin-right="0cm" fo:text-align="justify" style:justify-single-word="false" fo:text-indent="0cm" style:auto-text-indent="false"/>
    </style:style>
    <style:style style:name="P39" style:family="paragraph" style:parent-style-name="Text_20_body" style:list-style-name="L10">
      <style:paragraph-properties fo:margin-left="2.196cm" fo:margin-right="0cm" fo:text-align="justify" style:justify-single-word="false" fo:text-indent="0cm" style:auto-text-indent="false">
        <style:tab-stops>
          <style:tab-stop style:position="0.767cm"/>
        </style:tab-stops>
      </style:paragraph-properties>
    </style:style>
    <style:style style:name="P40" style:family="paragraph" style:parent-style-name="Text_20_body">
      <style:paragraph-properties fo:margin-left="2.249cm" fo:margin-right="0cm" fo:text-align="justify" style:justify-single-word="false" fo:text-indent="-0.053cm" style:auto-text-indent="false">
        <style:tab-stops/>
      </style:paragraph-properties>
      <style:text-properties style:font-name="Nimbus Roman No9 L" fo:font-size="12pt" fo:background-color="#ffffff" style:font-size-asian="12pt" style:font-size-complex="12pt"/>
    </style:style>
    <style:style style:name="P41" style:family="paragraph" style:parent-style-name="Text_20_body">
      <style:paragraph-properties fo:margin-left="0cm" fo:margin-right="0cm" fo:text-align="justify" style:justify-single-word="false" fo:text-indent="-0.053cm" style:auto-text-indent="false">
        <style:tab-stops/>
      </style:paragraph-properties>
      <style:text-properties style:font-name="Nimbus Roman No9 L" fo:font-size="14pt" fo:background-color="#ffffff" style:font-size-asian="14pt" style:font-size-complex="14pt"/>
    </style:style>
    <style:style style:name="P42" style:family="paragraph" style:parent-style-name="Text_20_body">
      <style:paragraph-properties fo:margin-left="1.455cm" fo:margin-right="0cm" fo:text-indent="0cm" style:auto-text-indent="false" fo:background-color="#e6e6e6">
        <style:background-image/>
      </style:paragraph-properties>
      <style:text-properties style:font-name="Courier 10 Pitch" fo:font-size="10pt" style:font-size-asian="10pt" style:font-size-complex="10pt"/>
    </style:style>
    <style:style style:name="P43" style:family="paragraph" style:parent-style-name="Text_20_body">
      <style:paragraph-properties fo:margin-left="1.455cm" fo:margin-right="0cm" fo:text-align="justify" style:justify-single-word="false" fo:text-indent="0cm" style:auto-text-indent="false" fo:background-color="#e6e6e6">
        <style:tab-stops/>
        <style:background-image/>
      </style:paragraph-properties>
      <style:text-properties style:font-name="Courier 10 Pitch" fo:font-size="10pt" fo:background-color="#e6e6e6" style:font-size-asian="10pt" style:font-size-complex="10pt"/>
    </style:style>
    <style:style style:name="P44" style:family="paragraph" style:parent-style-name="Text_20_body">
      <style:paragraph-properties fo:margin-left="1.455cm" fo:margin-right="0cm" fo:text-align="justify" style:justify-single-word="false" fo:text-indent="0cm" style:auto-text-indent="false" fo:background-color="#e6e6e6">
        <style:tab-stops/>
        <style:background-image/>
      </style:paragraph-properties>
      <style:text-properties style:font-name="Courier 10 Pitch" fo:font-size="10pt" fo:font-weight="normal" fo:background-color="#e6e6e6" style:font-size-asian="10pt" style:font-weight-asian="normal" style:font-size-complex="10pt" style:font-weight-complex="normal"/>
    </style:style>
    <style:style style:name="P45" style:family="paragraph" style:parent-style-name="Text_20_body" style:list-style-name="L6">
      <style:paragraph-properties fo:margin-left="3.175cm" fo:margin-right="0cm" fo:text-align="justify" style:justify-single-word="false" fo:text-indent="-1.905cm" style:auto-text-indent="false">
        <style:tab-stops/>
      </style:paragraph-properties>
      <style:text-properties style:font-name="DejaVu Sans Mono1" fo:font-size="10pt" style:font-size-asian="10pt" style:font-size-complex="10pt"/>
    </style:style>
    <style:style style:name="P46" style:family="paragraph" style:parent-style-name="Text_20_body">
      <style:paragraph-properties fo:margin-left="2.619cm" fo:margin-right="0cm" fo:text-indent="0cm" style:auto-text-indent="false"/>
    </style:style>
    <style:style style:name="P47" style:family="paragraph" style:parent-style-name="Text_20_body">
      <style:paragraph-properties fo:margin-left="2.672cm" fo:margin-right="0cm" fo:text-indent="0cm" style:auto-text-indent="false"/>
    </style:style>
    <style:style style:name="P48" style:family="paragraph" style:parent-style-name="Heading_20_2">
      <style:paragraph-properties fo:break-before="page"/>
    </style:style>
    <style:style style:name="P4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Nimbus Sans L" fo:font-size="14pt" style:font-size-asian="14pt" style:font-size-complex="14pt"/>
    </style:style>
    <style:style style:name="T3" style:family="text">
      <style:text-properties style:text-position="super 58%"/>
    </style:style>
    <style:style style:name="T4" style:family="text">
      <style:text-properties style:font-name="Courier 10 Pitch"/>
    </style:style>
    <style:style style:name="T5" style:family="text">
      <style:text-properties style:font-name="Courier 10 Pitch" fo:font-size="10pt" fo:background-color="#e6e6e6" style:font-size-asian="10pt" style:font-size-complex="10pt"/>
    </style:style>
    <style:style style:name="T6" style:family="text">
      <style:text-properties style:font-name="Courier 10 Pitch" fo:background-color="#e6e6e6"/>
    </style:style>
    <style:style style:name="T7" style:family="text">
      <style:text-properties style:font-name="Courier 10 Pitch" fo:font-weight="normal" fo:background-color="#e6e6e6" style:font-weight-asian="normal" style:font-weight-complex="normal"/>
    </style:style>
    <style:style style:name="T8" style:family="text">
      <style:text-properties style:font-name="Nimbus Roman No9 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ff6309" style:font-name="Courier 10 Pitch" fo:font-size="10pt" fo:font-style="italic" fo:background-color="#e6e6e6" style:font-size-asian="10pt" style:font-style-asian="italic" style:font-size-complex="10pt" style:font-style-complex="italic"/>
    </style:style>
    <style:style style:name="T12" style:family="text">
      <style:text-properties fo:color="#ff0000" style:font-name="Courier 10 Pitch" fo:font-size="10pt" fo:background-color="#e6e6e6" style:font-size-asian="10pt" style:font-size-complex="10pt"/>
    </style:style>
    <style:style style:name="T13" style:family="text">
      <style:text-properties fo:background-color="#e6e6e6"/>
    </style:style>
    <style:style style:name="T14" style:family="text">
      <style:text-properties fo:font-size="12pt"/>
    </style:style>
    <style:style style:name="T15" style:family="text">
      <style:text-properties fo:background-color="#ffffff"/>
    </style:style>
    <style:style style:name="T16" style:family="text">
      <style:text-properties style:font-size-asian="12pt"/>
    </style:style>
    <style:style style:name="T17" style:family="text">
      <style:text-properties style:font-size-complex="12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SEP #23 : Extend «diary()»</text:p>
      <text:p text:style-name="P4"/>
      <text:p text:style-name="P2"/>
      <text:p text:style-name="P2">Title: Extend «diary()»</text:p>
      <text:p text:style-name="P2">Version: 1.2</text:p>
      <text:p text:style-name="P3">Authors: Allan CORNET (<text:a xlink:type="simple" xlink:href="mailto:allan.cornet@scilab.org">allan.cornet@scilab.org</text:a>) , Pierre MARECHAL (pierre.marechal@scilab.org)</text:p>
      <text:p text:style-name="P2">Review: </text:p>
      <text:p text:style-name="P2">Commented: </text:p>
      <text:p text:style-name="P2">State: </text:p>
      <text:p text:style-name="P2">Scilab-Version: <text:s/>Scilab 5.2</text:p>
      <text:p text:style-name="P2">Vote:</text:p>
      <text:p text:style-name="P2">Created: April 15<text:span text:style-name="T3">th</text:span>, 2009</text:p>
      <text:p text:style-name="P2">Modified: April 20<text:span text:style-name="T3">th</text:span>, 2009</text:p>
      <text:p text:style-name="P4"/>
      <text:p text:style-name="P2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9">Abstract<text:tab/>1</text:p>
          <text:p text:style-name="P49">Current behavior<text:tab/>3</text:p>
          <text:p text:style-name="P49">Rationale<text:tab/>4</text:p>
          <text:p text:style-name="P50">Start a diary session<text:tab/>4</text:p>
          <text:p text:style-name="P50">List diary sessions<text:tab/>5</text:p>
          <text:p text:style-name="P50">Close diary session(s)<text:tab/>5</text:p>
          <text:p text:style-name="P50">Pause/Resume diary session(s)<text:tab/>6</text:p>
          <text:p text:style-name="P50">Does a diary session exists ?<text:tab/>6</text:p>
          <text:p text:style-name="P50">Diary &amp; time-stamp<text:tab/>7</text:p>
          <text:p text:style-name="P50">Filtering diary<text:tab/>8</text:p>
          <text:p text:style-name="P49">Example Usage<text:tab/>8</text:p>
          <text:p text:style-name="P49">Changelog<text:tab/>8</text:p>
          <text:p text:style-name="P49">Copyright<text:tab/>9</text:p>
        </text:index-body>
      </text:table-of-content>
      <text:p text:style-name="P2"/>
      <text:p text:style-name="P2"/>
      <text:p text:style-name="P2"/>
      <text:h text:style-name="Heading_20_1" text:outline-level="1">Abstract</text:h>
      <text:p text:style-name="P2"/>
      <text:p text:style-name="P2">The <text:span text:style-name="Teletype"><text:span text:style-name="T8">diary()</text:span></text:span> function creates a log of keyboard input and the resulting text output.</text:p>
      <text:p text:style-name="P2"/>
      <text:p text:style-name="P2">At the moment, the diary() function has a very ugly behavior (See the “Current Behavior” section) and is very limited. The aim of the SEP is to extend diary() to manage multiple diary simultaneously opened.</text:p>
      <text:p text:style-name="P2"/>
      <text:h text:style-name="Heading_20_1" text:outline-level="1"><text:soft-page-break/>Current behavior</text:h>
      <text:p text:style-name="P5"/>
      <text:p text:style-name="P2"><text:tab/><text:span text:style-name="T5">diary(filename)</text:span></text:p>
      <text:p text:style-name="P10">opens the file which path is given in <text:span text:style-name="Source_20_Text">f</text:span> and register all subsequent Scilab <text:tab/>console inputs and outputs. </text:p>
      <text:p text:style-name="P10"/>
      <text:p text:style-name="P7"><text:tab/><text:span text:style-name="T5">diary(0)</text:span></text:p>
      <text:p text:style-name="P10">Closes the current diary</text:p>
      <text:p text:style-name="P10"/>
      <text:p text:style-name="P7"><text:tab/>A 2<text:span text:style-name="T3">nd</text:span> <text:span text:style-name="T5">diary(filename)</text:span></text:p>
      <text:p text:style-name="P10">Closes the current diary and opens another one.</text:p>
      <text:p text:style-name="P10"/>
      <text:p text:style-name="P7"><text:tab/>This syntax has two drawbacks :</text:p>
      <text:list xml:id="list1858604910" text:style-name="L1">
        <text:list-header>
          <text:p text:style-name="P19">- Only one diary can be open at once</text:p>
          <text:p text:style-name="P19">- If a diary is opened, a new call to diary closes the first one without warning or error. The first diary can be opened without the user know, for example, inside a toolbox function, this make the function shaky.</text:p>
        </text:list-header>
      </text:list>
      <text:p text:style-name="P2"/>
      <text:p text:style-name="P2"/>
      <text:p text:style-name="P2"/>
      <text:h text:style-name="Heading_20_1" text:outline-level="1"/>
      <text:h text:style-name="P20" text:outline-level="1">Rationale</text:h>
      <text:h text:style-name="Heading_20_2" text:outline-level="2">Start a diary session</text:h>
      <text:p text:style-name="P6"/>
      <text:list xml:id="list380707815" text:style-name="L2">
        <text:list-item>
          <text:list>
            <text:list-header>
              <text:p text:style-name="P22">[id,file-out] = diary(filename,[“new”|”append”])</text:p>
            </text:list-header>
          </text:list>
        </text:list-item>
      </text:list>
      <text:p text:style-name="P12"/>
      <text:p text:style-name="P12">Returns :</text:p>
      <text:list xml:id="list1757652047" text:style-name="L11">
        <text:list-item>
          <text:list>
            <text:list-item>
              <text:p text:style-name="P25">id : a positive integer (&gt;= 1) which is the diary session identifier.</text:p>
            </text:list-item>
            <text:list-item>
              <text:p text:style-name="P25">file-out : A string, the absolute path of the effective written file ()</text:p>
            </text:list-item>
          </text:list>
        </text:list-item>
      </text:list>
      <text:p text:style-name="P12"/>
      <text:p text:style-name="P12">The first input argument is a string that contain the path of the diary file. This can be a relative path or a absolute path.</text:p>
      <text:p text:style-name="P12">The 2<text:span text:style-name="T3">nd</text:span> input argument controls if a new file is created (“new”) or if diary() adds new content at the end of the file (“append”). If the 2<text:span text:style-name="T3">nd</text:span> input argument is not present, the default value is “new”</text:p>
      <text:p text:style-name="P12"/>
      <text:p text:style-name="P12">If the file stated as 1<text:span text:style-name="T3">st</text:span> input argument is already opened in Scilab, diary() returns an error.</text:p>
      <text:p text:style-name="P12"/>
      <text:p text:style-name="P12">When diary() is called with “new” mode : If “filename” already exists and is not empty, an effective filename “base(filemane)+_#+extension(filename)”<text:line-break/>is built, used, and returned by diary(filename) as a second output argument<text:line-break/>(beside id). The rank # would <text:line-break/>be set as the smallest integer for which the resultant filename does not yet <text:line-break/>exists.</text:p>
      <text:p text:style-name="P13"/>
      <text:p text:style-name="P13"/>
      <text:p text:style-name="P14"/>
      <text:h text:style-name="Heading_20_2" text:outline-level="2">List diary sessions</text:h>
      <text:p text:style-name="P9"/>
      <text:p text:style-name="P16">[ids, filenames] = diary()</text:p>
      <text:p text:style-name="P16">[ids, filenames] = diary([],”list”)</text:p>
      <text:p text:style-name="P16"/>
      <text:p text:style-name="P12">Returns</text:p>
      <text:list xml:id="list1490688834" text:style-name="L3">
        <text:list-item>
          <text:list>
            <text:list-item>
              <text:p text:style-name="P24">a column vector of integer : identifiers list of opened diary sessions.</text:p>
            </text:list-item>
            <text:list-item>
              <text:p text:style-name="P24">a column vector of strings : absolute paths of the files associated with opened diary sessions.</text:p>
            </text:list-item>
          </text:list>
        </text:list-item>
      </text:list>
      <text:h text:style-name="Heading_20_2" text:outline-level="2"/>
      <text:h text:style-name="Heading_20_2" text:outline-level="2">Close diary session(s)</text:h>
      <text:p text:style-name="P17"/>
      <text:p text:style-name="P16">diary([],”close”)</text:p>
      <text:p text:style-name="P16">diary(0)</text:p>
      <text:p text:style-name="P16">diary(filename,”close”)</text:p>
      <text:p text:style-name="P16">diary(id,”close”)</text:p>
      <text:p text:style-name="P15"/>
      <text:list xml:id="list2041037174" text:style-name="L4">
        <text:list-item>
          <text:p text:style-name="P28">The first and second syntaxes close all opened diary sessions.</text:p>
        </text:list-item>
      </text:list>
      <text:list xml:id="list2014773973" text:style-name="L5">
        <text:list-item>
          <text:p text:style-name="P29">The third syntax closes diary session(s) identified by “filename“. If “filename” is a just a base-name and several diary sessions have been opened with the same base-name, it returns an error. For example :</text:p>
        </text:list-item>
      </text:list>
      <text:p text:style-name="P18">--&gt; diary(SCI+”/log.txt”);</text:p>
      <text:p text:style-name="P18">--&gt; diary(TMPDIR+”/log.txt”);</text:p>
      <text:p text:style-name="P18">--&gt; diary(“log.txt”,”close”)</text:p>
      <text:p text:style-name="P18"><text:s/>!--error</text:p>
      <text:p text:style-name="P18">diary: Ambiguous value for input argument #1: give the absolute path or the diary session id instead.</text:p>
      <text:p text:style-name="P8"><text:tab/><text:tab/>“filename” can be a single string or a character string array.</text:p>
      <text:p text:style-name="P8"/>
      <text:list xml:id="list172937394" text:continue-numbering="true" text:style-name="L5">
        <text:list-item>
          <text:p text:style-name="P29">The fourth syntax closes the diary session identified by “id” which is a positive integer or a matrix of positive integers.</text:p>
        </text:list-item>
      </text:list>
      <text:p text:style-name="P11"/>
      <text:p text:style-name="P8"><text:tab/><text:span text:style-name="T10">Remark </text:span><text:span text:style-name="T9">: diary(0) is retained as backwards compatibility</text:span></text:p>
      <text:h text:style-name="Heading_20_2" text:outline-level="2"><text:soft-page-break/></text:h>
      <text:h text:style-name="Heading_20_2" text:outline-level="2">Pause/Resume diary session(s)</text:h>
      <text:p text:style-name="P17"/>
      <text:p text:style-name="P16">Diary([] <text:s text:c="5"/>,”pause”|”off”)</text:p>
      <text:p text:style-name="P16">diary(filename,”pause”|”off”)</text:p>
      <text:p text:style-name="P16">diary(id <text:s text:c="5"/>,”pause”|”off”)</text:p>
      <text:p text:style-name="P16"/>
      <text:list xml:id="list992702759" text:continue-list="list2041037174" text:style-name="L4">
        <text:list-item>
          <text:p text:style-name="P28">The first syntax suspends all opened diary sessions.</text:p>
        </text:list-item>
      </text:list>
      <text:list xml:id="list1713414655" text:style-name="L8">
        <text:list-item>
          <text:p text:style-name="P31">The second syntax suspend diary session(s) identified by “filename“.</text:p>
        </text:list-item>
      </text:list>
      <text:p text:style-name="P8"><text:tab/><text:tab/>“filename” can be a single string or a character string array.</text:p>
      <text:list xml:id="list709827962" text:style-name="L10">
        <text:list-item>
          <text:p text:style-name="P39">The third syntax suspend the diary session identified by “id” which is a positive integer or a matrix of positive integers.</text:p>
          <text:p text:style-name="P38"><text:span text:style-name="T5"/></text:p>
        </text:list-item>
      </text:list>
      <text:p text:style-name="P16"/>
      <text:p text:style-name="P16">diary([] <text:s text:c="5"/>,”resume”|”on”)</text:p>
      <text:p text:style-name="P16">diary(filename,”resume”|”on”)</text:p>
      <text:p text:style-name="P16">diary(id <text:s text:c="5"/>,”resume”|”on”)</text:p>
      <text:p text:style-name="P15"/>
      <text:list xml:id="list733109174" text:continue-list="list992702759" text:style-name="L4">
        <text:list-item>
          <text:p text:style-name="P28">The first syntax resume all opened diary sessions.</text:p>
        </text:list-item>
      </text:list>
      <text:list xml:id="list1247601832" text:style-name="L7">
        <text:list-item>
          <text:p text:style-name="P30">The second syntax resume diary session(s) identified by “filename“.</text:p>
        </text:list-item>
      </text:list>
      <text:p text:style-name="P8"><text:tab/><text:tab/>“filename” can be a single string or a character string array.</text:p>
      <text:list xml:id="list193078819" text:continue-numbering="true" text:style-name="L7">
        <text:list-item>
          <text:p text:style-name="P30">The third syntax resume the diary session identified by “id” which is a positive integer or a matrix of positive integers.</text:p>
        </text:list-item>
      </text:list>
      <text:p text:style-name="P11"/>
      <text:h text:style-name="Heading_20_2" text:outline-level="2">Does a diary session exists ?</text:h>
      <text:p text:style-name="P41"/>
      <text:p text:style-name="P16">diary(filename,”exists”)</text:p>
      <text:p text:style-name="P34"/>
      <text:p text:style-name="P40">Return true if a diary session is currently opened with the file “filename”, if not false. “filename” can be a single string or a character string array.</text:p>
      <text:p text:style-name="P16"/>
      <text:p text:style-name="P16"/>
      <text:p text:style-name="P16"/>
      <text:h text:style-name="Heading_20_2" text:outline-level="2"><text:soft-page-break/>Diary &amp; time-stamp</text:h>
      <text:p text:style-name="P41"/>
      <text:p text:style-name="P16">diary(filename,”open”,”prefix=Y-m-d H-i-s”) // default</text:p>
      <text:p text:style-name="P15"><text:span text:style-name="T5">diary(filename,”open”,”prefix=U”) // Seconds since the Unix Epoch <text:s text:c="2"/></text:span></text:p>
      <text:p text:style-name="P36">diary(filename,”open”, ..</text:p>
      <text:p text:style-name="P36"><text:tab/><text:tab/>[ ”prefix=Y-m-d H-i-s” ; “prefix-only-commands” ] );</text:p>
      <text:p text:style-name="P16"/>
      <text:p text:style-name="Text_20_body"><text:tab/>Examples :</text:p>
      <text:p text:style-name="Text_20_body"><text:tab/></text:p>
      <text:p text:style-name="P42">2009-04-19 10:15:00 --&gt;a <text:s/>= rand(3,3)</text:p>
      <text:p text:style-name="P42">2009-04-19 10:15:01 ans <text:s/>=</text:p>
      <text:p text:style-name="P42">2009-04-19 10:15:01 </text:p>
      <text:p text:style-name="P42">2009-04-19 10:15:01 <text:s text:c="4"/>0.2113249 <text:s text:c="3"/>0.3303271 <text:s text:c="3"/>0.8497452</text:p>
      <text:p text:style-name="P42">2009-04-19 10:15:01 <text:s text:c="4"/>0.7560439 <text:s text:c="3"/>0.6653811 <text:s text:c="3"/>0.6857310</text:p>
      <text:p text:style-name="P42">2009-04-19 10:15:01 <text:s text:c="4"/>0.0002211 <text:s text:c="3"/>0.6283918 <text:s text:c="3"/>0.8782165</text:p>
      <text:p text:style-name="P42">2009-04-19 10:15:01 <text:s/></text:p>
      <text:p text:style-name="P42">2009-04-19 10:15:09 --&gt;diary(0);</text:p>
      <text:p text:style-name="P16"/>
      <text:p text:style-name="P42"><text:span text:style-name="T6">1240215778</text:span> --&gt;a <text:s/>= rand(3,3)</text:p>
      <text:p text:style-name="P42"><text:span text:style-name="T6">1240215779</text:span> ans <text:s/>=</text:p>
      <text:p text:style-name="P36">1240215779</text:p>
      <text:p text:style-name="P42"><text:span text:style-name="T6">1240215779</text:span> <text:s text:c="3"/>0.2113249 <text:s text:c="3"/>0.3303271 <text:s text:c="3"/>0.8497452</text:p>
      <text:p text:style-name="P42"><text:span text:style-name="T6">1240215779</text:span> <text:s text:c="3"/>0.7560439 <text:s text:c="3"/>0.6653811 <text:s text:c="3"/>0.6857310</text:p>
      <text:p text:style-name="P42"><text:span text:style-name="T6">1240215779</text:span> <text:s text:c="3"/>0.0002211 <text:s text:c="3"/>0.6283918 <text:s text:c="3"/>0.8782165</text:p>
      <text:p text:style-name="P42"><text:span text:style-name="T7">1240215779</text:span> <text:s/></text:p>
      <text:p text:style-name="P43"><text:span text:style-name="T4">1240215788</text:span> --&gt;diary(0);</text:p>
      <text:p text:style-name="P16"/>
      <text:p text:style-name="P16"/>
      <text:p text:style-name="P42"><text:span text:style-name="T13">2009-04-19 10:15:00</text:span> --&gt;a <text:s/>= rand(3,3)</text:p>
      <text:p text:style-name="P42"><text:s text:c="20"/>ans <text:s/>=</text:p>
      <text:p text:style-name="P43"><text:s text:c="20"/></text:p>
      <text:p text:style-name="P42"><text:span text:style-name="T19"><text:s text:c="20"/></text:span><text:span text:style-name="T18"><text:s text:c="3"/></text:span>0.2113249 <text:s text:c="3"/>0.3303271 <text:s text:c="3"/>0.8497452</text:p>
      <text:p text:style-name="P42"><text:span text:style-name="T19"><text:s text:c="20"/></text:span><text:span text:style-name="T18"><text:s text:c="3"/></text:span>0.7560439 <text:s text:c="3"/>0.6653811 <text:s text:c="3"/>0.6857310</text:p>
      <text:p text:style-name="P42"><text:span text:style-name="T19"><text:s text:c="20"/></text:span><text:span text:style-name="T18"><text:s text:c="3"/></text:span>0.0002211 <text:s text:c="3"/>0.6283918 <text:s text:c="3"/>0.8782165</text:p>
      <text:p text:style-name="P42"/>
      <text:p text:style-name="P44">2009-04-19 10:15:09 --&gt;diary(0);</text:p>
      <text:p text:style-name="P16"/>
      <text:p text:style-name="P16"/>
      <text:h text:style-name="P48" text:outline-level="2">Filtering diary</text:h>
      <text:p text:style-name="P41"/>
      <text:p text:style-name="P16">diary(filename,”new”,”filter=command”)</text:p>
      <text:p text:style-name="P46">Log only the input commands.</text:p>
      <text:p text:style-name="P16"/>
      <text:p text:style-name="P16">diary(filename,”new”,”<text:span text:style-name="T19">filter=</text:span>output”)</text:p>
      <text:p text:style-name="P47">Log only the text output.</text:p>
      <text:p text:style-name="P34"/>
      <text:p text:style-name="P40"/>
      <text:p text:style-name="P40"/>
      <text:p text:style-name="P40"/>
      <text:p text:style-name="P40"/>
      <text:p text:style-name="P40"/>
      <text:h text:style-name="Heading_20_1" text:outline-level="1"><text:span text:style-name="Teletype"><text:span text:style-name="T2">Example Usage</text:span></text:span></text:h>
      <text:p text:style-name="P5"><text:span text:style-name="Teletype"><text:span text:style-name="T2"><text:tab/></text:span></text:span></text:p>
      <text:p text:style-name="P5"><text:span text:style-name="Teletype"><text:span text:style-name="T5"><text:tab/>d1 = diary(TMPDIR + </text:span></text:span><text:span text:style-name="Teletype"><text:span text:style-name="T12">“/diary1.txt”</text:span></text:span><text:span text:style-name="Teletype"><text:span text:style-name="T5">)</text:span></text:span></text:p>
      <text:p text:style-name="P5"><text:span text:style-name="Teletype"><text:span text:style-name="T5"><text:tab/>d2 = diary(TMPDIR + </text:span></text:span><text:span text:style-name="Teletype"><text:span text:style-name="T12">“/diary2.txt”</text:span></text:span><text:span text:style-name="Teletype"><text:span text:style-name="T5">)</text:span></text:span></text:p>
      <text:p text:style-name="P5"><text:span text:style-name="Teletype"><text:span text:style-name="T5"/></text:span></text:p>
      <text:p text:style-name="P5"><text:span text:style-name="Teletype"><text:span text:style-name="T5"><text:s text:c="6"/></text:span></text:span><text:span text:style-name="Teletype"><text:span text:style-name="T11">// some Scilab instructions …</text:span></text:span></text:p>
      <text:p text:style-name="P5"><text:span text:style-name="Teletype"><text:span text:style-name="T5"/></text:span></text:p>
      <text:p text:style-name="P5"><text:span text:style-name="Teletype"><text:span text:style-name="T5"><text:tab/></text:span></text:span><text:span text:style-name="Teletype"><text:span text:style-name="T11">// returns infos about opened diary</text:span></text:span></text:p>
      <text:p text:style-name="P5"><text:span text:style-name="Teletype"><text:span text:style-name="T5"><text:tab/>[ids, filenames] <text:s/>= diary()</text:span></text:span></text:p>
      <text:p text:style-name="P5"><text:span text:style-name="Teletype"><text:span text:style-name="T5"/></text:span></text:p>
      <text:p text:style-name="P5"><text:span text:style-name="Teletype"><text:span text:style-name="T5"><text:tab/></text:span></text:span><text:span text:style-name="Teletype"><text:span text:style-name="T11">// close diary d1</text:span></text:span></text:p>
      <text:p text:style-name="P5"><text:span text:style-name="Teletype"><text:span text:style-name="T5"><text:tab/>diary(Diaryd1)</text:span></text:span></text:p>
      <text:p text:style-name="P5"><text:span text:style-name="Teletype"><text:span text:style-name="T5"/></text:span></text:p>
      <text:p text:style-name="P5"><text:span text:style-name="Teletype"><text:span text:style-name="T5"><text:tab/></text:span></text:span><text:span text:style-name="Teletype"><text:span text:style-name="T11">// close diary d2</text:span></text:span></text:p>
      <text:p text:style-name="P5"><text:span text:style-name="Teletype"><text:span text:style-name="T5"><text:tab/>diary(TMPDIR + </text:span></text:span><text:span text:style-name="Teletype"><text:span text:style-name="T12">“/diary2.txt”</text:span></text:span><text:span text:style-name="Teletype"><text:span text:style-name="T5">)</text:span></text:span></text:p>
      <text:p text:style-name="P5"><text:span text:style-name="Teletype"><text:span text:style-name="T5"/></text:span></text:p>
      <text:p text:style-name="P5"><text:span text:style-name="Teletype"><text:span text:style-name="T5"><text:tab/></text:span></text:span><text:span text:style-name="Teletype"><text:span text:style-name="T11">// closes all diary</text:span></text:span></text:p>
      <text:p text:style-name="P5"><text:span text:style-name="Teletype"><text:span text:style-name="T5"><text:tab/>diary([],</text:span></text:span><text:span text:style-name="Teletype"><text:span text:style-name="T12">”close”</text:span></text:span><text:span text:style-name="Teletype"><text:span text:style-name="T5">)</text:span></text:span></text:p>
      <text:p text:style-name="P5"><text:span text:style-name="Teletype"><text:span text:style-name="T1"/></text:span></text:p>
      <text:h text:style-name="Heading_20_1" text:outline-level="1">Changelog</text:h>
      <text:p text:style-name="Text_20_body"/>
      <text:list xml:id="list2076275163" text:style-name="L6">
        <text:list-item>
          <text:list>
            <text:list-item>
              <text:p text:style-name="P21"><text:soft-page-break/>– Allan CORNET – Initial version</text:p>
            </text:list-item>
            <text:list-item>
              <text:p text:style-name="P21">– Pierre MARECHAL – Current Behavior Section</text:p>
            </text:list-item>
            <text:list-item>
              <text:p text:style-name="P21">– Pierre MARECHAL – Add some syntaxes</text:p>
            </text:list-item>
            <text:list-item>
              <text:p text:style-name="P21">– Pierre MARECHAL – Play/Resume diary session(s)</text:p>
            </text:list-item>
            <text:list-item>
              <text:p text:style-name="P45">– Pierre MARECHAL – Diary &amp; Timstamp (Thx to S. Gougeon for this idea)</text:p>
            </text:list-item>
            <text:list-item>
              <text:p text:style-name="P45">– Pierre MARECHAL – Conflict with already existing files (Thx to S. Gougeon for this idea)</text:p>
            </text:list-item>
            <text:list-item>
              <text:p text:style-name="P45">– Pierre MARECHAL – Filtering</text:p>
              <text:p text:style-name="P21"/>
            </text:list-item>
          </text:list>
        </text:list-item>
      </text:list>
      <text:h text:style-name="Heading_20_1" text:outline-level="1">Copyright</text:h>
      <text:p text:style-name="Standard"><text:tab/>This document has been placed under the license CeCILL-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1cm" fo:margin-right="0cm" fo:text-indent="0cm" style:auto-text-indent="false"/>
      <style:text-properties fo:font-size="14pt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Pierre MARECHAL</meta:initial-creator>
    <meta:creation-date>2008-07-09T13:39:08</meta:creation-date>
    <dc:date>2009-04-20T11:23:24</dc:date>
    <meta:editing-cycles>44</meta:editing-cycles>
    <meta:editing-duration>PT06H17M35S</meta:editing-duration>
    <meta:document-statistic meta:table-count="0" meta:image-count="0" meta:object-count="0" meta:page-count="8" meta:paragraph-count="146" meta:word-count="977" meta:character-count="6371"/>
    <meta:user-defined meta:name="Info 1"/>
    <meta:user-defined meta:name="Info 2"/>
    <meta:user-defined meta:name="Info 3"/>
    <meta:user-defined meta:name="Info 4"/>
  </office:meta>
</office:document-meta>
</file>